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5"/>
    <style:style style:name="ce2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ADIANS([.B4])" office:value-type="float" office:value="1.5707963267949" calcext:value-type="float">
            <text:p>1.5708</text:p>
          </table:table-cell>
          <table:table-cell table:formula="of:=COS([.C4])" office:value-type="float" office:value="6.12323399573677E-017" calcext:value-type="float">
            <text:p>0.0000</text:p>
          </table:table-cell>
          <table:table-cell table:formula="of:=[.D4]*[.E$2]" office:value-type="float" office:value="7.34788079488412E-018" calcext:value-type="float">
            <text:p>0.0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DIANS([.B5])" office:value-type="float" office:value="0.785398163397448" calcext:value-type="float">
            <text:p>0.7854</text:p>
          </table:table-cell>
          <table:table-cell table:formula="of:=COS([.C5])" office:value-type="float" office:value="0.707106781186548" calcext:value-type="float">
            <text:p>0.7071</text:p>
          </table:table-cell>
          <table:table-cell table:formula="of:=[.D5]*[.E$2]" office:value-type="float" office:value="0.0848528137423857" calcext:value-type="float">
            <text:p>0.0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RADIANS([.B6])" office:value-type="float" office:value="0" calcext:value-type="float">
            <text:p>0.0000</text:p>
          </table:table-cell>
          <table:table-cell table:formula="of:=COS([.C6])" office:value-type="float" office:value="1" calcext:value-type="float">
            <text:p>1.0000</text:p>
          </table:table-cell>
          <table:table-cell table:formula="of:=[.D6]*[.E$2]" office:value-type="float" office:value="0.12" calcext:value-type="float">
            <text:p>0.120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table:formula="of:=RADIANS([.B7])" office:value-type="float" office:value="-0.628318530717959" calcext:value-type="float">
            <text:p>-0.6283</text:p>
          </table:table-cell>
          <table:table-cell table:formula="of:=COS([.C7])" office:value-type="float" office:value="0.809016994374948" calcext:value-type="float">
            <text:p>0.8090</text:p>
          </table:table-cell>
          <table:table-cell table:formula="of:=[.D7]*[.E$2]" office:value-type="float" office:value="0.0970820393249937" calcext:value-type="float">
            <text:p>0.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0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3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7:59:10.405000000</meta:creation-date>
    <dc:date>2024-03-15T18:03:06.987000000</dc:date>
    <meta:editing-duration>PT3M57S</meta:editing-duration>
    <meta:editing-cycles>1</meta:editing-cycles>
    <meta:document-statistic meta:table-count="1" meta:cell-count="17" meta:object-count="0"/>
    <meta:generator>LibreOffice/7.5.4.2$Windows_X86_64 LibreOffice_project/36ccfdc35048b057fd9854c757a8b67ec53977b6</meta:generator>
  </office:meta>
</office:document-meta>
</file>